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193.2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_7576382" table:style-name="ta1">
        <table:table-column table:style-name="co1" table:default-cell-style-name="ce9"/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6" table:number-columns-repeated="1017" table:default-cell-style-name="Default"/>
        <table:table-row table:style-name="ro1" table:number-rows-repeated="3"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E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Digi-Key Part Number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Unit Price Q20</text:p>
          </table:table-cell>
          <table:table-cell table:style-name="ce2" office:value-type="string" calcext:value-type="string">
            <text:p>Extended Pri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SH Park</text:p>
          </table:table-cell>
          <table:table-cell table:style-name="ce11" office:value-type="string" calcext:value-type="string">
            <text:p>PCB 1.26 x 2.31</text:p>
          </table:table-cell>
          <table:table-cell table:style-name="ce11" table:number-columns-repeated="2"/>
          <table:table-cell table:style-name="ce11" table:formula="of:=1.26*2.31" office:value-type="float" office:value="2.9106" calcext:value-type="float">
            <text:p>2.9106</text:p>
          </table:table-cell>
          <table:table-cell table:style-name="ce11" table:formula="of:=[.F6]*[.A6]" office:value-type="float" office:value="2.9106" calcext:value-type="float">
            <text:p>2.9106</text:p>
          </table:table-cell>
          <table:table-cell table:style-name="ce14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5B-XH-AM(LF)(SN)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455-2239-ND</text:p>
          </table:table-cell>
          <table:table-cell office:value-type="float" office:value="0.26" calcext:value-type="float">
            <text:p>0.26</text:p>
          </table:table-cell>
          <table:table-cell office:value-type="float" office:value="0.243" calcext:value-type="float">
            <text:p>0.243</text:p>
          </table:table-cell>
          <table:table-cell table:formula="of:=[.F7]*[.A7]" office:value-type="float" office:value="0.486" calcext:value-type="float">
            <text:p>0.48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1218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1903-ND</text:p>
          </table:table-cell>
          <table:table-cell office:value-type="float" office:value="0.61" calcext:value-type="float">
            <text:p>0.61</text:p>
          </table:table-cell>
          <table:table-cell office:value-type="float" office:value="0.582" calcext:value-type="float">
            <text:p>0.582</text:p>
          </table:table-cell>
          <table:table-cell table:formula="of:=[.F8]*[.A8]" office:value-type="float" office:value="0.582" calcext:value-type="float">
            <text:p>0.5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555/2DS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1514-ND</text:p>
          </table:table-cell>
          <table:table-cell office:value-type="float" office:value="1.06" calcext:value-type="float">
            <text:p>1.06</text:p>
          </table:table-cell>
          <table:table-cell office:value-type="float" office:value="0.563" calcext:value-type="float">
            <text:p>0.563</text:p>
          </table:table-cell>
          <table:table-cell table:formula="of:=[.F9]*[.A9]" office:value-type="float" office:value="1.126" calcext:value-type="float">
            <text:p>1.1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36-2463-ND</text:p>
          </table:table-cell>
          <table:table-cell office:value-type="float" office:value="1.1" calcext:value-type="float">
            <text:p>1.1</text:p>
          </table:table-cell>
          <table:table-cell office:value-type="float" office:value="0.873" calcext:value-type="float">
            <text:p>0.873</text:p>
          </table:table-cell>
          <table:table-cell table:formula="of:=[.F10]*[.A10]" office:value-type="float" office:value="1.746" calcext:value-type="float">
            <text:p>1.74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205E105MAR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478-7667-ND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table:formula="of:=[.F11]*[.A11]"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18JT100R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100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2]*[.A12]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18JT330R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330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3]*[.A13]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18JT10K0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10K0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4]*[.A14]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44" calcext:value-type="float">
            <text:p>30044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SCP347-ND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F15]*[.A15]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1031VS06000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732-5008-ND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F16]*[.A16]"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450-1650-ND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F17]*[.A17]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TC141LFBN-RC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7012-ND</text:p>
          </table:table-cell>
          <table:table-cell office:value-type="float" office:value="0.91" calcext:value-type="float">
            <text:p>0.91</text:p>
          </table:table-cell>
          <table:table-cell office:value-type="float" office:value="0.803" calcext:value-type="float">
            <text:p>0.803</text:p>
          </table:table-cell>
          <table:table-cell table:formula="of:=[.F18]*[.A18]" office:value-type="float" office:value="1.606" calcext:value-type="float">
            <text:p>1.60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204</text:p>
          </table:table-cell>
          <table:table-cell office:value-type="string" calcext:value-type="string">
            <text:p>Everlight Electronics Co Ltd</text:p>
          </table:table-cell>
          <table:table-cell office:value-type="string" calcext:value-type="string">
            <text:p>1080-1072-ND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table:formula="of:=[.F19]*[.A19]"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204-6B</text:p>
          </table:table-cell>
          <table:table-cell office:value-type="string" calcext:value-type="string">
            <text:p>Everlight Electronics Co Ltd</text:p>
          </table:table-cell>
          <table:table-cell office:value-type="string" calcext:value-type="string">
            <text:p>1080-1151-ND</text:p>
          </table:table-cell>
          <table:table-cell office:value-type="float" office:value="0.34" calcext:value-type="float">
            <text:p>0.34</text:p>
          </table:table-cell>
          <table:table-cell office:value-type="float" office:value="0.184" calcext:value-type="float">
            <text:p>0.184</text:p>
          </table:table-cell>
          <table:table-cell table:formula="of:=[.F20]*[.A20]" office:value-type="float" office:value="0.184" calcext:value-type="float">
            <text:p>0.18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B-XH-A(LF)(SN)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455-2270-ND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formula="of:=[.F21]*[.A21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2356-5-ND</text:p>
          </table:table-cell>
          <table:table-cell office:value-type="float" office:value="1.19" calcext:value-type="float">
            <text:p>1.19</text:p>
          </table:table-cell>
          <table:table-cell office:value-type="float" office:value="1.07" calcext:value-type="float">
            <text:p>1.07</text:p>
          </table:table-cell>
          <table:table-cell table:formula="of:=[.F22]*[.A22]" office:value-type="float" office:value="1.07" calcext:value-type="float">
            <text:p>1.0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18DT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3047-5-ND</text:p>
          </table:table-cell>
          <table:table-cell office:value-type="float" office:value="0.23" calcext:value-type="float">
            <text:p>0.23</text:p>
          </table:table-cell>
          <table:table-cell office:value-type="float" office:value="0.181" calcext:value-type="float">
            <text:p>0.181</text:p>
          </table:table-cell>
          <table:table-cell table:formula="of:=[.F23]*[.A23]" office:value-type="float" office:value="0.181" calcext:value-type="float">
            <text:p>0.18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E-A1HKS10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P997-ND</text:p>
          </table:table-cell>
          <table:table-cell office:value-type="float" office:value="0.27" calcext:value-type="float">
            <text:p>0.27</text:p>
          </table:table-cell>
          <table:table-cell office:value-type="float" office:value="0.187" calcext:value-type="float">
            <text:p>0.187</text:p>
          </table:table-cell>
          <table:table-cell table:formula="of:=[.F24]*[.A24]" office:value-type="float" office:value="0.187" calcext:value-type="float">
            <text:p>0.1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A1E101MD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493-14503-ND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table:formula="of:=[.F25]*[.A25]"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3" table:formula="of:=SUM([.G6:.G25])" office:value-type="currency" office:currency="USD" office:value="12.1646" calcext:value-type="currency">
            <text:p>$12.16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Mech / Elec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ared 5V Stepper</text:p>
          </table:table-cell>
          <table:table-cell table:style-name="ce4"/>
          <table:table-cell table:number-columns-repeated="2"/>
          <table:table-cell table:formula="of:=11.79/5" office:value-type="float" office:value="2.358" calcext:value-type="float">
            <text:p>2.358</text:p>
          </table:table-cell>
          <table:table-cell table:formula="of:=[.F30]*[.A30]" office:value-type="float" office:value="4.716" calcext:value-type="float">
            <text:p>4.716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 servo</text:p>
          </table:table-cell>
          <table:table-cell table:style-name="ce4"/>
          <table:table-cell table:number-columns-repeated="2"/>
          <table:table-cell office:value-type="float" office:value="1.809" calcext:value-type="float">
            <text:p>1.809</text:p>
          </table:table-cell>
          <table:table-cell table:formula="of:=[.F31]*[.A31]" office:value-type="float" office:value="1.809" calcext:value-type="float">
            <text:p>1.809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 2.0 A Male</text:p>
          </table:table-cell>
          <table:table-cell table:style-name="ce4"/>
          <table:table-cell table:number-columns-repeated="2"/>
          <table:table-cell office:value-type="float" office:value="1.1" calcext:value-type="float">
            <text:p>1.1</text:p>
          </table:table-cell>
          <table:table-cell table:formula="of:=[.F32]*[.A32]" office:value-type="float" office:value="1.1" calcext:value-type="float">
            <text:p>1.1</text:p>
          </table:table-cell>
          <table:table-cell table:number-columns-repeated="3"/>
          <table:table-cell table:formula="of:=8*30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afruit ItsyBitsy M0 Express</text:p>
          </table:table-cell>
          <table:table-cell table:style-name="ce4"/>
          <table:table-cell table:number-columns-repeated="2"/>
          <table:table-cell office:value-type="float" office:value="10.76" calcext:value-type="float">
            <text:p>10.76</text:p>
          </table:table-cell>
          <table:table-cell table:formula="of:=[.F33]*[.A33]" office:value-type="float" office:value="10.76" calcext:value-type="float">
            <text:p>10.76</text:p>
          </table:table-cell>
          <table:table-cell table:number-columns-repeated="3"/>
          <table:table-cell table:formula="of:=[.K32]/4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afruit screw driver</text:p>
          </table:table-cell>
          <table:table-cell table:style-name="ce4" office:value-type="string" calcext:value-type="string">
            <text:p><text:a xlink:href="https://www.adafruit.com/product/3284" xlink:type="simple">https://www.adafruit.com/product/3284</text:a>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table:formula="of:=[.F34]*[.A34]" office:value-type="float" office:value="1.35" calcext:value-type="float">
            <text:p>1.35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bot sticker</text:p>
          </table:table-cell>
          <table:table-cell table:style-name="ce4" office:value-type="string" calcext:value-type="string">
            <text:p>https://www.adafruit.com/product/62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formula="of:=[.F35]*[.A35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A batteries</text:p>
          </table:table-cell>
          <table:table-cell table:style-name="ce4"/>
          <table:table-cell table:number-columns-repeated="2"/>
          <table:table-cell table:formula="of:=13.29/48" office:value-type="float" office:value="0.276875" calcext:value-type="float">
            <text:p>0.276875</text:p>
          </table:table-cell>
          <table:table-cell table:formula="of:=[.F36]*[.A36]" office:value-type="float" office:value="2.215" calcext:value-type="float">
            <text:p>2.215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3D Printing</text:p>
          </table:table-cell>
          <table:table-cell table:style-name="ce4" office:value-type="string" calcext:value-type="string">
            <text:p>grams</text:p>
          </table:table-cell>
          <table:table-cell office:value-type="string" calcext:value-type="string">
            <text:p>$20/kg</text:p>
          </table:table-cell>
          <table:table-cell/>
          <table:table-cell table:formula="of:=20/1000" office:value-type="float" office:value="0.02" calcext:value-type="float">
            <text:p>0.02</text:p>
          </table:table-cell>
          <table:table-cell table:formula="of:=[.F37]*[.A37]"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oseart finetip</text:p>
          </table:table-cell>
          <table:table-cell table:style-name="ce4"/>
          <table:table-cell table:number-columns-repeated="2"/>
          <table:table-cell table:formula="of:=16/100" office:value-type="float" office:value="0.16" calcext:value-type="float">
            <text:p>0.16</text:p>
          </table:table-cell>
          <table:table-cell table:formula="of:=[.F38]*[.A38]"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x4x3 box</text:p>
          </table:table-cell>
          <table:table-cell table:style-name="ce4"/>
          <table:table-cell table:number-columns-repeated="2"/>
          <table:table-cell table:formula="of:=24/50" office:value-type="float" office:value="0.48" calcext:value-type="float">
            <text:p>0.48</text:p>
          </table:table-cell>
          <table:table-cell table:formula="of:=[.F39]*[.A39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2 awg ferrule</text:p>
          </table:table-cell>
          <table:table-cell table:style-name="ce4"/>
          <table:table-cell table:number-columns-repeated="2"/>
          <table:table-cell table:formula="of:=6.99/200" office:value-type="float" office:value="0.03495" calcext:value-type="float">
            <text:p>0.03495</text:p>
          </table:table-cell>
          <table:table-cell table:formula="of:=[.F40]*[.A40]" office:value-type="float" office:value="0.1398" calcext:value-type="float">
            <text:p>0.1398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3" table:formula="of:=SUM([.G30:.G40])" office:value-type="currency" office:currency="USD" office:value="25.0098" calcext:value-type="currency">
            <text:p>$25.0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 2 ea. 1 7/8" ID x 3/16' O-ring</text:p>
          </table:table-cell>
          <table:table-cell table:style-name="ce4" office:value-type="string" calcext:value-type="string">
            <text:p><text:s/>http://www.mcmaster.com/#9452k47/=yskfyu</text:p>
          </table:table-cell>
          <table:table-cell table:number-columns-repeated="2"/>
          <table:table-cell table:formula="of:=9.74/50" office:value-type="float" office:value="0.1948" calcext:value-type="float">
            <text:p>0.1948</text:p>
          </table:table-cell>
          <table:table-cell table:formula="of:=[.F44]*[.A44]" office:value-type="float" office:value="0.3896" calcext:value-type="float">
            <text:p>0.3896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 1 ea. Caster 5/8" bearing</text:p>
          </table:table-cell>
          <table:table-cell table:style-name="ce4" office:value-type="string" calcext:value-type="string">
            <text:p><text:s/>http://www.mcmaster.com/#96455k58/=yskbki</text:p>
          </table:table-cell>
          <table:table-cell table:number-columns-repeated="2"/>
          <table:table-cell table:formula="of:=8.18/50" office:value-type="float" office:value="0.1636" calcext:value-type="float">
            <text:p>0.1636</text:p>
          </table:table-cell>
          <table:table-cell table:formula="of:=[.F45]*[.A45]" office:value-type="float" office:value="0.1636" calcext:value-type="float">
            <text:p>0.1636</text:p>
          </table:table-cell>
          <table:table-cell table:number-columns-repeated="10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 8 ea. M3 x 6mm rounded head screw</text:p>
          </table:table-cell>
          <table:table-cell table:style-name="ce4" office:value-type="string" calcext:value-type="string">
            <text:p><text:s/>https://www.mcmaster.com/#92005a116/=19rb37d</text:p>
          </table:table-cell>
          <table:table-cell table:number-columns-repeated="2"/>
          <table:table-cell table:formula="of:=2.76/100" office:value-type="float" office:value="0.0276" calcext:value-type="float">
            <text:p>0.0276</text:p>
          </table:table-cell>
          <table:table-cell table:formula="of:=[.F46]*[.A46]" office:value-type="float" office:value="0.2208" calcext:value-type="float">
            <text:p>0.2208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 4 ea. M3 x 6mm flat head screw</text:p>
          </table:table-cell>
          <table:table-cell table:style-name="ce4" office:value-type="string" calcext:value-type="string">
            <text:p><text:s/>http://www.mcmaster.com/#91420a116/=yskru0</text:p>
          </table:table-cell>
          <table:table-cell table:number-columns-repeated="2"/>
          <table:table-cell table:formula="of:=2.4/100" office:value-type="float" office:value="0.024" calcext:value-type="float">
            <text:p>0.024</text:p>
          </table:table-cell>
          <table:table-cell table:formula="of:=[.F47]*[.A47]" office:value-type="float" office:value="0.096" calcext:value-type="float">
            <text:p>0.096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 10 ea. M3 Nut</text:p>
          </table:table-cell>
          <table:table-cell table:style-name="ce4" office:value-type="string" calcext:value-type="string">
            <text:p><text:s/>http://www.mcmaster.com/#90591a250/=yskc6u</text:p>
          </table:table-cell>
          <table:table-cell table:number-columns-repeated="2"/>
          <table:table-cell table:formula="of:=2.12/100" office:value-type="float" office:value="0.0212" calcext:value-type="float">
            <text:p>0.0212</text:p>
          </table:table-cell>
          <table:table-cell table:formula="of:=[.F48]*[.A48]" office:value-type="float" office:value="0.212" calcext:value-type="float">
            <text:p>0.212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 4 ea. #2 x 1/4 thread forming screw</text:p>
          </table:table-cell>
          <table:table-cell table:style-name="ce4" office:value-type="string" calcext:value-type="string">
            <text:p><text:s/>https://www.mcmaster.com/#90380a005/=19o9cmt</text:p>
          </table:table-cell>
          <table:table-cell table:number-columns-repeated="2"/>
          <table:table-cell table:formula="of:=3.7/50" office:value-type="float" office:value="0.074" calcext:value-type="float">
            <text:p>0.074</text:p>
          </table:table-cell>
          <table:table-cell table:formula="of:=[.F49]*[.A49]" office:value-type="float" office:value="0.296" calcext:value-type="float">
            <text:p>0.296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ip ties</text:p>
          </table:table-cell>
          <table:table-cell table:style-name="ce4" office:value-type="string" calcext:value-type="string">
            <text:p><text:a xlink:href="https://www.amazon.com/gp/product/B077TJ11JR" xlink:type="simple">https://www.amazon.com/gp/product/B077TJ11JR</text:a></text:p>
          </table:table-cell>
          <table:table-cell table:number-columns-repeated="2"/>
          <table:table-cell table:formula="of:=7.66/400" office:value-type="float" office:value="0.01915" calcext:value-type="float">
            <text:p>0.01915</text:p>
          </table:table-cell>
          <table:table-cell table:formula="of:=[.F50]*[.A50]" office:value-type="float" office:value="0.0383" calcext:value-type="float">
            <text:p>0.0383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3" table:formula="of:=SUM([.G44:.G50])" office:value-type="currency" office:currency="USD" office:value="1.4163" calcext:value-type="currency">
            <text:p>$1.42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Grand Total</text:p>
          </table:table-cell>
          <table:table-cell table:style-name="Default"/>
          <table:table-cell table:style-name="ce13" table:formula="of:=SUM([.G51];[.G41];[.G26])" office:value-type="currency" office:currency="USD" office:value="38.5907" calcext:value-type="currency">
            <text:p>$38.59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08:01:22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21:19:57.497000000</dc:date>
    <meta:editing-duration>P2DT2H10M33S</meta:editing-duration>
    <meta:editing-cycles>4</meta:editing-cycles>
    <meta:generator>LibreOffice/5.4.4.2$Windows_X86_64 LibreOffice_project/2524958677847fb3bb44820e40380acbe820f960</meta:generator>
    <meta:document-statistic meta:table-count="1" meta:cell-count="241" meta:object-count="0"/>
  </office:meta>
</office:document-meta>
</file>